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margin-top="0cm" fo:margin-bottom="0cm"/>
      <style:text-properties style:font-name="Calibri" fo:font-weight="bold" style:font-weight-asian="bold" style:font-weight-complex="bold"/>
    </style:style>
    <style:style style:name="P2" style:family="paragraph" style:parent-style-name="Standard" style:list-style-name="L5">
      <style:paragraph-properties fo:margin-top="0cm" fo:margin-bottom="0cm"/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5">
      <style:paragraph-properties fo:margin-top="0cm" fo:margin-bottom="0cm"/>
      <style:text-properties style:font-name="Calibri"/>
    </style:style>
    <style:style style:name="P4" style:family="paragraph" style:parent-style-name="Standard" style:list-style-name="L6">
      <style:paragraph-properties fo:margin-top="0cm" fo:margin-bottom="0cm"/>
      <style:text-properties style:font-name="Calibri"/>
    </style:style>
    <style:style style:name="P5" style:family="paragraph" style:parent-style-name="Standard" style:list-style-name="L4">
      <style:paragraph-properties fo:margin-top="0cm" fo:margin-bottom="0cm"/>
      <style:text-properties style:font-name="Calibri"/>
    </style:style>
    <style:style style:name="P6" style:family="paragraph" style:parent-style-name="Standard" style:list-style-name="L2">
      <style:paragraph-properties fo:margin-top="0cm" fo:margin-bottom="0cm"/>
    </style:style>
    <style:style style:name="P7" style:family="paragraph" style:parent-style-name="Standard" style:list-style-name="L2">
      <style:paragraph-properties fo:margin-top="0cm" fo:margin-bottom="0cm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cm"/>
      <style:text-properties fo:color="#800000" style:font-name="Calibri"/>
    </style:style>
    <style:style style:name="P9" style:family="paragraph" style:parent-style-name="Standard">
      <style:paragraph-properties fo:margin-top="0cm" fo:margin-bottom="0.199cm"/>
      <style:text-properties style:font-name="Calibri"/>
    </style:style>
    <style:style style:name="P10" style:family="paragraph" style:parent-style-name="Standard">
      <style:paragraph-properties fo:margin-top="0cm" fo:margin-bottom="0.199cm"/>
      <style:text-properties style:font-name="Calibri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.199cm"/>
      <style:text-properties style:font-name="Calibri" fo:font-size="14pt" style:font-size-asian="14pt" style:font-size-complex="14pt"/>
    </style:style>
    <style:style style:name="P12" style:family="paragraph" style:parent-style-name="Standard" style:list-style-name="L3">
      <style:paragraph-properties fo:margin-top="0cm" fo:margin-bottom="0.199cm"/>
      <style:text-properties style:font-name="Calibri" fo:font-weight="bold" style:font-weight-asian="bold" style:font-weight-complex="bold"/>
    </style:style>
    <style:style style:name="P13" style:family="paragraph" style:parent-style-name="Standard" style:list-style-name="L4">
      <style:paragraph-properties fo:margin-top="0cm" fo:margin-bottom="0.199cm"/>
      <style:text-properties style:font-name="Calibri"/>
    </style:style>
    <style:style style:name="P14" style:family="paragraph" style:parent-style-name="Standard" style:list-style-name="L5">
      <style:paragraph-properties fo:margin-top="0cm" fo:margin-bottom="0.199cm"/>
      <style:text-properties style:font-name="Calibri"/>
    </style:style>
    <style:style style:name="P15" style:family="paragraph" style:parent-style-name="Standard" style:list-style-name="L2">
      <style:paragraph-properties fo:margin-top="0cm" fo:margin-bottom="0.199cm"/>
    </style:style>
    <style:style style:name="P16" style:family="paragraph" style:parent-style-name="Standard">
      <style:paragraph-properties fo:margin-top="0cm" fo:margin-bottom="0.199cm"/>
      <style:text-properties fo:color="#800000" style:font-name="Calibri"/>
    </style:style>
    <style:style style:name="P17" style:family="paragraph" style:parent-style-name="Standard">
      <style:paragraph-properties fo:margin-top="0cm" fo:margin-bottom="0.199cm"/>
      <style:text-properties fo:color="#800000" style:font-name="Calibri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.199cm"/>
      <style:text-properties fo:color="#800000" style:font-name="Calibri" fo:font-weight="bold" style:font-weight-asian="bold" style:font-weight-complex="bold"/>
    </style:style>
    <style:style style:name="P19" style:family="paragraph" style:parent-style-name="Standard" style:list-style-name="L1">
      <style:paragraph-properties fo:margin-top="0cm" fo:margin-bottom="0.199cm"/>
      <style:text-properties fo:color="#800000" style:font-name="Calibri"/>
    </style:style>
    <style:style style:name="P20" style:family="paragraph" style:parent-style-name="Standard">
      <style:paragraph-properties fo:margin-top="0cm" fo:margin-bottom="0.199cm" fo:padding="0.074cm" fo:border-left="none" fo:border-right="none" fo:border-top="none" fo:border-bottom="0.002cm solid #000000" style:join-border="false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AREA 2</text:p>
      <text:p text:style-name="P18">ACTIVIDAD 1: SUBSISTEMAS FUNCIONALES</text:p>
      <text:p text:style-name="P16">Identifica y describe los subsistemas funcionales que tendrá tu idea de negocio. Te recomendamos para ello que sigas los siguientes pasos:</text:p>
      <text:list xml:id="list4798842089109273738" text:style-name="L1">
        <text:list-item>
          <text:p text:style-name="P8">Identifica posibles tareas que haya que realizar en tu negocio. Agrupa las tareas que sean afines, formando grupos de tareas.</text:p>
        </text:list-item>
        <text:list-item>
          <text:p text:style-name="P8">Identifica la función de cada grupo de tareas.</text:p>
        </text:list-item>
        <text:list-item>
          <text:p text:style-name="P19">Asocia la función al subsistema funcional que tu empresa necesite para desarrollar el negocio.</text:p>
        </text:list-item>
      </text:list>
      <text:p text:style-name="P20"/>
      <text:p text:style-name="P9"/>
      <text:p text:style-name="P11"><text:span text:style-name="T1">Dirección.</text:span></text:p>
      <text:list xml:id="list3033770540361536227" text:style-name="L4">
        <text:list-item>
          <text:p text:style-name="P5"><text:span text:style-name="T3">Al ser todos socios trabajadores, estará formada por una especie "junta directiva".</text:span></text:p>
        </text:list-item>
        <text:list-item>
          <text:p text:style-name="P5"><text:span text:style-name="T3">Crear e implementar la visión y futuro de la organización.</text:span></text:p>
        </text:list-item>
        <text:list-item>
          <text:p text:style-name="P5"><text:span text:style-name="T3">Proporcionar las herramientas necesarias para la correcta ejecución de las actividades de la compañia.</text:span></text:p>
        </text:list-item>
        <text:list-item>
          <text:p text:style-name="P13"><text:span text:style-name="T3">Asegurar que las actividades de cada departamento lleven al mismo fin: el crecimiento de la plataforma y con ello la marca.</text:span></text:p>
        </text:list-item>
      </text:list>
      <text:p text:style-name="P9"><text:span text:style-name="T5">Administración</text:span><text:span text:style-name="T6">. </text:span></text:p>
      <text:list xml:id="list2999527347639885886" text:style-name="L2">
        <text:list-item>
          <text:p text:style-name="P7"><text:span text:style-name="T2">Encargado de conseguir financiación para el proyecto.</text:span></text:p>
        </text:list-item>
        <text:list-item>
          <text:p text:style-name="P6"><text:span text:style-name="T2">Diseño y mantenimiento de los sistemas financieros</text:span></text:p>
        </text:list-item>
        <text:list-item>
          <text:p text:style-name="P6"><text:span text:style-name="T2">Elaboración de presupuestos</text:span></text:p>
        </text:list-item>
        <text:list-item>
          <text:p text:style-name="P6"><text:span text:style-name="T2">Llevar el tema contable de la marca. </text:span></text:p>
        </text:list-item>
        <text:list-item>
          <text:p text:style-name="P6"><text:span text:style-name="T2">Recibir y abonar lass facturas de los posibles proveedores.</text:span></text:p>
        </text:list-item>
        <text:list-item>
          <text:p text:style-name="P6"><text:span text:style-name="T2">Gestión de cobros</text:span></text:p>
        </text:list-item>
        <text:list-item>
          <text:p text:style-name="P6"><text:span text:style-name="T2">Gestión y liquidación de impuestos.</text:span></text:p>
        </text:list-item>
        <text:list-item>
          <text:p text:style-name="P6"><text:span text:style-name="T2">Asignar recursos disponibles a los diferentes departamentos de la empresa</text:span></text:p>
        </text:list-item>
        <text:list-item>
          <text:p text:style-name="P6"><text:span text:style-name="T2">Tener un control exahustivo de las cuentas del negocio</text:span></text:p>
        </text:list-item>
        <text:list-item>
          <text:p text:style-name="P6"><text:span text:style-name="T2">En un principìo la idea es contar con Socios-trabajadores, por lo que será este departamento, o subsistema, quien se encargará de los recursos humanos.</text:span></text:p>
        </text:list-item>
        <text:list-item>
          <text:p text:style-name="P15"><text:span text:style-name="T2">Encargarse que todo el "papeleo" este dentro de la legalidad.</text:span></text:p>
        </text:list-item>
      </text:list>
      <text:p text:style-name="P10">Marketing, comercial y ventas, SEO/SEM<text:span text:style-name="T3">.</text:span></text:p>
      <text:list xml:id="list1936414126048010177" text:style-name="L3">
        <text:list-item>
          <text:p text:style-name="P1">Planificar estratégias y objetivos comerciales<text:span text:style-name="T3">, y llevarlas a cabo, con buenos resultados.</text:span></text:p>
        </text:list-item>
        <text:list-item>
          <text:p text:style-name="P1"><text:span text:style-name="T3">Dar soporte de ventas y operaciones comerciales.</text:span></text:p>
        </text:list-item>
        <text:list-item>
          <text:p text:style-name="P1"><text:span text:style-name="T3">Lletgar a más clientes potenciales y mantener y cuidar de los que ya disponga el proyecto.</text:span></text:p>
        </text:list-item>
        <text:list-item>
          <text:p text:style-name="P1"><text:span text:style-name="T3">Gestión y monitorización de redes sociales, prensa y todos los medios que esten disponibles.</text:span></text:p>
        </text:list-item>
        <text:list-item>
          <text:p text:style-name="P1"><text:span text:style-name="T3">Enlace entre los medios y la marca.</text:span></text:p>
        </text:list-item>
        <text:list-item>
          <text:p text:style-name="P1"><text:span text:style-name="T3">Creación de contenido, enfocado a conversiones y posicinamiento en buscadores</text:span></text:p>
        </text:list-item>
        <text:list-item>
          <text:p text:style-name="P1"><text:span text:style-name="T3">Gestión de todas herramientas de marketing ofrecidas por distintos medios (Google, Fecabook, etc.)</text:span></text:p>
        </text:list-item>
        <text:list-item>
          <text:p text:style-name="P12"><text:span text:style-name="T3">Soporte comercial y ventas</text:span></text:p>
        </text:list-item>
      </text:list>
      <text:p text:style-name="P10"><text:soft-page-break/>Diseño.</text:p>
      <text:list xml:id="list5434462695187742348" text:style-name="L5">
        <text:list-item>
          <text:p text:style-name="P2">Diseño de marca.</text:p>
          <text:list>
            <text:list-item>
              <text:p text:style-name="P3">Diseño del prototipado y del producto final, que será la plataforma.</text:p>
            </text:list-item>
            <text:list-item>
              <text:p text:style-name="P3">Imagen en redes social</text:p>
            </text:list-item>
            <text:list-item>
              <text:p text:style-name="P3">Diseño gráfico para anuncios.</text:p>
            </text:list-item>
          </text:list>
        </text:list-item>
        <text:list-item>
          <text:p text:style-name="P3">Estrecha colaboración con el departamento de marketing</text:p>
          <text:list>
            <text:list-item>
              <text:p text:style-name="P3">Elaboración de la parte visual de los contenidos enfocados a los medios y a la comunicación con posibles clientes potenciales, asi como a los usuarios "estandar" de la plataforma.</text:p>
            </text:list-item>
            <text:list-item>
              <text:p text:style-name="P3">Diseños para prensa</text:p>
            </text:list-item>
            <text:list-item>
              <text:p text:style-name="P3">Spots publicitarios (video, cuñas de radio/streaming, etc.)</text:p>
            </text:list-item>
          </text:list>
        </text:list-item>
        <text:list-item>
          <text:p text:style-name="P14">Estar en constante mantenimiento y/o actualización de la imagen de marca según las tendencias del momento.</text:p>
        </text:list-item>
      </text:list>
      <text:p text:style-name="P10">Producción e I+D <text:span text:style-name="T4">(Investigación y desarrollo)</text:span></text:p>
      <text:list xml:id="list8990878220977254206" text:style-name="L6">
        <text:list-item>
          <text:p text:style-name="P4"><text:span text:style-name="T1">Diseño y desarrollo </text:span>de todos los aspectos técnicos de la plataforma, en un primer momento <text:span text:style-name="T1">del Producto Mínimo Viable.</text:span></text:p>
        </text:list-item>
        <text:list-item>
          <text:p text:style-name="P4">Pruebas y mejoras</text:p>
        </text:list-item>
        <text:list-item>
          <text:p text:style-name="P4">Investigación de nuevas funcionalidades, asi como su desarrollo e implementación en la plataforma</text:p>
        </text:list-item>
        <text:list-item>
          <text:p text:style-name="P4">Constante mantenimiento.</text:p>
        </text:list-item>
        <text:list-item>
          <text:p text:style-name="P4">Soporte técnic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3S</meta:editing-duration>
    <meta:editing-cycles>6</meta:editing-cycles>
    <meta:generator>OpenOffice/4.1.9$Win32 OpenOffice.org_project/419m1$Build-9805</meta:generator>
    <dc:date>2021-11-24T17:40:18.87</dc:date>
    <meta:document-statistic meta:table-count="0" meta:image-count="0" meta:object-count="0" meta:page-count="2" meta:paragraph-count="48" meta:word-count="480" meta:character-count="2964"/>
    <meta:user-defined meta:name="Info 1"/>
    <meta:user-defined meta:name="Info 2"/>
    <meta:user-defined meta:name="Info 3"/>
    <meta:user-defined meta:name="Info 4"/>
  </office:meta>
</office:document-meta>
</file>